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Consolas1" svg:font-family="Consolas, Inconsolata, Courier, monospace"/>
    <style:font-face style:name="Microsoft YaHei" svg:font-family="'Microsoft YaHei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155" officeooo:paragraph-rsid="001ed155"/>
    </style:style>
    <style:style style:name="P2" style:family="paragraph" style:parent-style-name="Standard">
      <style:text-properties officeooo:rsid="001ed155" officeooo:paragraph-rsid="001ed155"/>
    </style:style>
    <style:style style:name="P3" style:family="paragraph" style:parent-style-name="Standard">
      <style:text-properties officeooo:rsid="001ed155" officeooo:paragraph-rsid="00234f41"/>
    </style:style>
    <style:style style:name="P4" style:family="paragraph" style:parent-style-name="Standard">
      <style:text-properties officeooo:rsid="0021352e" officeooo:paragraph-rsid="0021352e"/>
    </style:style>
    <style:style style:name="P5" style:family="paragraph" style:parent-style-name="Standard">
      <style:text-properties officeooo:paragraph-rsid="0021352e"/>
    </style:style>
    <style:style style:name="P6" style:family="paragraph" style:parent-style-name="Standard">
      <style:text-properties officeooo:rsid="0022171a" officeooo:paragraph-rsid="0022171a"/>
    </style:style>
    <style:style style:name="P7" style:family="paragraph" style:parent-style-name="Standard">
      <style:text-properties officeooo:rsid="002259c3" officeooo:paragraph-rsid="002259c3"/>
    </style:style>
    <style:style style:name="P8" style:family="paragraph" style:parent-style-name="Standard">
      <style:text-properties officeooo:rsid="002259c3" officeooo:paragraph-rsid="00231866"/>
    </style:style>
    <style:style style:name="P9" style:family="paragraph" style:parent-style-name="Standard">
      <style:text-properties officeooo:rsid="00234f41" officeooo:paragraph-rsid="00234f41"/>
    </style:style>
    <style:style style:name="P10" style:family="paragraph" style:parent-style-name="Standard">
      <style:text-properties officeooo:rsid="0023fd59" officeooo:paragraph-rsid="0023fd59"/>
    </style:style>
    <style:style style:name="P11" style:family="paragraph" style:parent-style-name="Standard">
      <style:text-properties officeooo:rsid="0025ae49" officeooo:paragraph-rsid="0025ae49"/>
    </style:style>
    <style:style style:name="P12" style:family="paragraph" style:parent-style-name="Standard">
      <style:text-properties officeooo:rsid="002733fb" officeooo:paragraph-rsid="002733fb"/>
    </style:style>
    <style:style style:name="T1" style:family="text">
      <style:text-properties officeooo:rsid="0021352e"/>
    </style:style>
    <style:style style:name="T2" style:family="text">
      <style:text-properties fo:font-variant="normal" fo:text-transform="none" fo:color="#333333" style:font-name="Microsoft YaHei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Microsoft YaHei" fo:font-size="10.5pt" fo:letter-spacing="normal" fo:font-style="normal" fo:font-weight="normal" officeooo:rsid="001ed155"/>
    </style:style>
    <style:style style:name="T4" style:family="text">
      <style:text-properties fo:font-variant="normal" fo:text-transform="none" fo:color="#333333" style:font-name="Microsoft YaHei" fo:font-size="10.5pt" fo:letter-spacing="normal" fo:font-style="normal" fo:font-weight="normal" officeooo:rsid="0022171a"/>
    </style:style>
    <style:style style:name="T5" style:family="text">
      <style:text-properties fo:font-variant="normal" fo:text-transform="none" fo:color="#333333" style:font-name="Microsoft YaHei" fo:font-size="10.5pt" fo:letter-spacing="normal" fo:font-style="normal" fo:font-weight="normal" officeooo:rsid="00231866"/>
    </style:style>
    <style:style style:name="T6" style:family="text">
      <style:text-properties fo:font-variant="normal" fo:text-transform="none" fo:color="#000000" style:font-name="Consolas1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Consolas1" fo:font-size="10.5pt" fo:letter-spacing="normal" fo:font-style="normal" fo:font-weight="normal" officeooo:rsid="002733fb"/>
    </style:style>
    <style:style style:name="T8" style:family="text">
      <style:text-properties fo:font-variant="normal" fo:text-transform="none" fo:color="#000000" style:font-name="Consolas1" fo:font-size="10.5pt" fo:letter-spacing="normal" fo:font-style="normal" fo:font-weight="normal" officeooo:rsid="00274c0f"/>
    </style:style>
    <style:style style:name="T9" style:family="text">
      <style:text-properties fo:font-variant="normal" fo:text-transform="none" fo:color="#009900" style:font-name="Consolas1" fo:font-size="10.5pt" fo:letter-spacing="normal" fo:font-style="normal" fo:font-weight="normal"/>
    </style:style>
    <style:style style:name="T10" style:family="text">
      <style:text-properties fo:font-variant="normal" fo:text-transform="none" fo:color="#009900" fo:letter-spacing="normal" style:font-name-asian="Consolas1" style:font-size-asian="10.5pt" style:font-style-asian="normal" style:font-weight-asian="normal"/>
    </style:style>
    <style:style style:name="T11" style:family="text">
      <style:text-properties fo:font-variant="normal" fo:text-transform="none" fo:color="#006666" style:font-name="Consolas1" fo:font-size="10.5pt" fo:letter-spacing="normal" fo:font-style="normal" fo:font-weight="normal"/>
    </style:style>
    <style:style style:name="T12" style:family="text">
      <style:text-properties officeooo:rsid="001ed155"/>
    </style:style>
    <style:style style:name="T13" style:family="text">
      <style:text-properties officeooo:rsid="0023fd59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科学上网如何搭梯子（使用shadowsocks）</text:p>
      <text:p text:style-name="P1">1. 有境外可以自由上网的服务器主机或者云服务器装上Ubuntu系统（可以使用digitalocean，或者有国外的电脑就行）</text:p>
      <text:p text:style-name="P1">2. 在境外服务器上安装shadowsocks，具体步骤见<text:tab/>http://blog.csdn.net/yy243/article/details/52370170</text:p>
      <text:p text:style-name="P1"><text:tab/>其中关键分为以下几步：</text:p>
      <text:p text:style-name="P1"><text:tab/><text:tab/>a. 安装shadowsocks</text:p>
      <text:p text:style-name="P1"><text:tab/><text:tab/>b. 配置好 /etc/shadowsocks.json 文件</text:p>
      <text:p text:style-name="P1"><text:tab/><text:tab/>c. 开启ssservice服务（与网页中稍有偏差）</text:p>
      <text:p text:style-name="P1"><text:tab/><text:tab/><text:tab/>ssserver -c /etc/shadowsocks.json -d start </text:p>
      <text:p text:style-name="P1">3. 在需要翻墙的设备上安装shadowsocks</text:p>
      <text:p text:style-name="P1"><text:s/>将配置文件中的端口、服务器ip地址填好即可</text:p>
      <text:p text:style-name="P1"/>
      <text:p text:style-name="P1"/>
      <text:p text:style-name="P4">详细步骤：</text:p>
      <text:p text:style-name="P4">Part1： 申请账号部分</text:p>
      <text:p text:style-name="P5"><text:span text:style-name="T1">1. 在digitalocean上注册账号，申请PayPal账号，充值5美元即可开通，开通就赠送10美元，另外，如果有.edu的邮箱，可以到github上找学生优惠包（</text:span><text:a xlink:type="simple" xlink:href="https://education.github.com/pack" text:style-name="Internet_20_link" text:visited-style-name="Visited_20_Internet_20_Link">https://education.github.com/pack</text:a><text:span text:style-name="T2">）</text:span></text:p>
      <text:p text:style-name="P4"><text:span text:style-name="T2">2. 开通droplet，中国地区应该是singapore 网速最快，可以在这个网站上测速(</text:span><text:a xlink:type="simple" xlink:href="http://speedtest-sfo2.digitalocean.com/" text:style-name="Internet_20_link" text:visited-style-name="Visited_20_Internet_20_Link">http://speedtest-sfo2.digitalocean.com/</text:a><text:span text:style-name="T2">)</text:span></text:p>
      <text:p text:style-name="P4"><text:span text:style-name="T2">3. 使用SSH登录，在注册的邮箱中会有一份邮件，里面会有username 和 ip地址</text:span></text:p>
      <text:p text:style-name="P4"><text:span text:style-name="T2">在自己的linux系统上使用命令:</text:span></text:p>
      <text:p text:style-name="P4"><text:span text:style-name="T2">ssh </text:span><text:a xlink:type="simple" xlink:href="mailto:username@ip" text:style-name="Internet_20_link" text:visited-style-name="Visited_20_Internet_20_Link">username@ip</text:a><text:span text:style-name="T2"> 按照操作输入密码即可登录，随后更改密码，之后的操作均在这个系统上进行操作。</text:span></text:p>
      <text:p text:style-name="P4"><text:span text:style-name="T2"/></text:p>
      <text:p text:style-name="P4"><text:span text:style-name="T2">Part2: 虚拟主机配置部分（参见</text:span><text:span text:style-name="T3">http://blog.csdn.net/yy243/article/details/52370170）</text:span></text:p>
      <text:p text:style-name="P4"><text:span text:style-name="T2">1. <text:s/>远程登录后升级更新apt-</text:span><text:span text:style-name="T4">get</text:span></text:p>
      <text:p text:style-name="P4"><text:span text:style-name="T4"><text:tab/>apt-get upgrade</text:span></text:p>
      <text:p text:style-name="P4"><text:span text:style-name="T4"><text:tab/>apt-get <text:s/>update</text:span></text:p>
      <text:p text:style-name="P6"><text:span text:style-name="T2">2. <text:s/>安装pip3</text:span></text:p>
      <text:p text:style-name="P6"><text:span text:style-name="T2"><text:tab/>apt-get install python3-pip</text:span></text:p>
      <text:p text:style-name="P7"><text:span text:style-name="T2">3. 安装 shadowsocks</text:span></text:p>
      <text:p text:style-name="P7"><text:span text:style-name="T2"><text:tab/>pip3 install shadowsocks</text:span></text:p>
      <text:p text:style-name="P8"><text:span text:style-name="T2">(ps: 可能会报错，baidu错误后得到的结果是语言环境配置错误，解决方法如下：</text:span><text:span text:style-name="T5">export LC_ALL=C）</text:span></text:p>
      <text:p text:style-name="P9"><text:span text:style-name="T5">4. 配置shadowsocks.</text:span><text:span text:style-name="T2">json文件</text:span></text:p>
      <text:p text:style-name="P9"><text:span text:style-name="T2"><text:tab/>nano /etc/shadowsocks.json</text:span></text:p>
      <text:p text:style-name="P9"><text:span text:style-name="T2">输入以下内容（相应的位置填上你的对应值)：</text:span></text:p>
      <text:p text:style-name="P9">{</text:p>
      <text:p text:style-name="P9"><text:s text:c="4"/>"server":"0.0.0.0",</text:p>
      <text:p text:style-name="P9"><text:s text:c="4"/>"server_port":8388,</text:p>
      <text:p text:style-name="P9"><text:s text:c="4"/>"local_port":1080,</text:p>
      <text:p text:style-name="P9"><text:s text:c="4"/>"password":"yourpassword",</text:p>
      <text:p text:style-name="P9"><text:s text:c="4"/>"timeout":600,</text:p>
      <text:p text:style-name="P9"><text:s text:c="4"/>"method":"aes-256-cfb"</text:p>
      <text:p text:style-name="P9">}</text:p>
      <text:p text:style-name="P9">5. <text:span text:style-name="T12">开启ssservice服务（与网页中稍有偏差）</text:span></text:p>
      <text:p text:style-name="P3"><text:tab/><text:tab/><text:tab/>ssserver -c /etc/shadowsocks.json -d start </text:p>
      <text:p text:style-name="P9"/>
      <text:p text:style-name="P9"/>
      <text:p text:style-name="P9"><text:soft-page-break/>Part3：自己设备上的shadowsocks配置</text:p>
      <text:p text:style-name="P11">1. Linux（http://blog.csdn.net/u014266895/article/details/64922486）：</text:p>
      <text:p text:style-name="P11"><text:tab/>编写shadowsocks.json如下</text:p>
      <text:p text:style-name="P11"><text:span text:style-name="T6">{ "server":</text:span><text:span text:style-name="T9">"23.83.243.111"</text:span><text:span text:style-name="T6">, </text:span></text:p>
      <text:p text:style-name="P11"><text:span text:style-name="T6">"server_port":</text:span><text:span text:style-name="T11">443</text:span><text:span text:style-name="T6">,</text:span></text:p>
      <text:p text:style-name="P11"><text:span text:style-name="T6"><text:s/>"local_port":</text:span><text:span text:style-name="T11">1080</text:span><text:span text:style-name="T6">,</text:span></text:p>
      <text:p text:style-name="P11"><text:span text:style-name="T6"><text:s/>"password":</text:span><text:span text:style-name="T9">"</text:span><text:span text:style-name="T10">你猜</text:span><text:span text:style-name="T9">"</text:span><text:span text:style-name="T6">,</text:span></text:p>
      <text:p text:style-name="P11"><text:span text:style-name="T6"><text:s/>"method":</text:span><text:span text:style-name="T9">"aes-256-cfb"</text:span><text:span text:style-name="T6"> }</text:span></text:p>
      <text:p text:style-name="P11"><text:span text:style-name="T6">开启服务： </text:span><text:span text:style-name="T7">sslocal -c shadowsocks.json(nohup sslocal ….. </text:span><text:span text:style-name="T8">&amp; <text:s/></text:span><text:span text:style-name="T7">可以后台开启）</text:span></text:p>
      <text:p text:style-name="P11"><text:span text:style-name="T7">按照上述网页中设置chrome网页代理。</text:span></text:p>
      <text:p text:style-name="P12"><text:span text:style-name="T6">2.windows 和 安卓</text:span></text:p>
      <text:p text:style-name="P12"><text:span text:style-name="T6"><text:s/>下载shadowsocks, 填好配置文件即可。</text:span></text:p>
      <text:p text:style-name="P12"><text:span text:style-name="T6"/></text:p>
      <text:p text:style-name="P9">PS：为了防止被侦测，更改SSH服务端口</text:p>
      <text:p text:style-name="P9">n<text:span text:style-name="T13">ano /etc/ssh/sshd_config</text:span></text:p>
      <text:p text:style-name="P9">添加Port <text:span text:style-name="T13">22222</text:span></text:p>
      <text:p text:style-name="P10">systemctl restart ssh.service即可</text:p>
      <text:p text:style-name="P10">之后ssh -p 22222 hostname 即可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, serif"/>
    <style:font-face style:name="Consolas1" svg:font-family="Consolas, Inconsolata, Courier, monospace"/>
    <style:font-face style:name="Microsoft YaHei" svg:font-family="'Microsoft YaHei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0:35:35.464310768</meta:creation-date>
    <dc:date>2018-03-01T15:41:27.352312127</dc:date>
    <meta:editing-duration>PT20M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590" meta:character-count="1689" meta:non-whitespace-character-count="1571"/>
  </office:meta>
</office:document-meta>
</file>